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Resultad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 instancia</text:p>
          </table:table-cell>
          <table:table-cell office:value-type="string" calcext:value-type="string">
            <text:p># items</text:p>
          </table:table-cell>
          <table:table-cell office:value-type="string" calcext:value-type="string">
            <text:p>capacidad</text:p>
          </table:table-cell>
          <table:table-cell office:value-type="string" calcext:value-type="string">
            <text:p>optim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calidad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RASP – Greedy – 1 iteracion</text:p>
          </table:table-cell>
          <table:table-cell table:number-columns-repeated="8"/>
          <table:table-cell office:value-type="string" calcext:value-type="string">
            <text:p>Cantidad x tiempo</text:p>
          </table:table-cell>
          <table:table-cell table:number-columns-repeated="2"/>
          <table:table-cell office:value-type="string" calcext:value-type="string">
            <text:p>Cantidad x calida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94" calcext:value-type="float">
            <text:p>994</text:p>
          </table:table-cell>
          <table:table-cell table:number-columns-repeated="2" office:value-type="float" office:value="1794" calcext:value-type="float">
            <text:p>1794</text:p>
          </table:table-cell>
          <table:table-cell office:value-type="float" office:value="0.004592372" calcext:value-type="float">
            <text:p>0,004592372</text:p>
          </table:table-cell>
          <table:table-cell table:formula="of:=[.E4]/[.D4]"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AVERAGE([.F4:.F6])" office:value-type="float" office:value="0.003917647" calcext:value-type="float">
            <text:p>0,00391764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[.G4:.G6])" office:value-type="float" office:value="0.992434162665503" calcext:value-type="float">
            <text:p>0,99243416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94" calcext:value-type="float">
            <text:p>994</text:p>
          </table:table-cell>
          <table:table-cell office:value-type="float" office:value="2291" calcext:value-type="float">
            <text:p>2291</text:p>
          </table:table-cell>
          <table:table-cell office:value-type="float" office:value="2239" calcext:value-type="float">
            <text:p>2239</text:p>
          </table:table-cell>
          <table:table-cell office:value-type="float" office:value="0.001561972" calcext:value-type="float">
            <text:p>0,001561972</text:p>
          </table:table-cell>
          <table:table-cell table:formula="of:=[.E5]/[.D5]" office:value-type="float" office:value="0.977302487996508" calcext:value-type="float">
            <text:p>0,977302488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AVERAGE([.F7:.F9])" office:value-type="float" office:value="0.0452945773333333" calcext:value-type="float">
            <text:p>0,045294577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G7:.G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45" calcext:value-type="float">
            <text:p>1845</text:p>
          </table:table-cell>
          <table:table-cell table:number-columns-repeated="2" office:value-type="float" office:value="4129" calcext:value-type="float">
            <text:p>4129</text:p>
          </table:table-cell>
          <table:table-cell office:value-type="float" office:value="0.005598597" calcext:value-type="float">
            <text:p>0,005598597</text:p>
          </table:table-cell>
          <table:table-cell table:formula="of:=[.E6]/[.D6]" office:value-type="float" office:value="1" calcext:value-type="float">
            <text:p>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.F10:.F12])" office:value-type="float" office:value="6.97327557533333" calcext:value-type="float">
            <text:p>6,9732755753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G10:.G12])" office:value-type="float" office:value="0.998577777777778" calcext:value-type="float">
            <text:p>0,99857777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997" calcext:value-type="float">
            <text:p>997</text:p>
          </table:table-cell>
          <table:table-cell table:number-columns-repeated="2" office:value-type="float" office:value="5370" calcext:value-type="float">
            <text:p>5370</text:p>
          </table:table-cell>
          <table:table-cell office:value-type="float" office:value="0.052462798" calcext:value-type="float">
            <text:p>0,052462798</text:p>
          </table:table-cell>
          <table:table-cell table:formula="of:=[.E7]/[.D7]" office:value-type="float" office:value="1" calcext:value-type="float">
            <text:p>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AVERAGE([.F13:.F15])" office:value-type="float" office:value="119.508949330667" calcext:value-type="float">
            <text:p>119,5089493307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G13:.G15])" office:value-type="float" office:value="0.999718015960297" calcext:value-type="float">
            <text:p>0,9997180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7963" calcext:value-type="float">
            <text:p>7963</text:p>
          </table:table-cell>
          <table:table-cell office:value-type="float" office:value="0.051208614" calcext:value-type="float">
            <text:p>0,051208614</text:p>
          </table:table-cell>
          <table:table-cell table:formula="of:=[.E8]/[.D8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6898" calcext:value-type="float">
            <text:p>6898</text:p>
          </table:table-cell>
          <table:table-cell office:value-type="float" office:value="0.03221232" calcext:value-type="float">
            <text:p>0,03221232</text:p>
          </table:table-cell>
          <table:table-cell table:formula="of:=[.E9]/[.D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7187" calcext:value-type="float">
            <text:p>7187</text:p>
          </table:table-cell>
          <table:table-cell office:value-type="float" office:value="7500" calcext:value-type="float">
            <text:p>7500</text:p>
          </table:table-cell>
          <table:table-cell office:value-type="float" office:value="7468" calcext:value-type="float">
            <text:p>7468</text:p>
          </table:table-cell>
          <table:table-cell office:value-type="float" office:value="0.045089585" calcext:value-type="float">
            <text:p>0,045089585</text:p>
          </table:table-cell>
          <table:table-cell table:formula="of:=[.E10]/[.D10]" office:value-type="float" office:value="0.995733333333333" calcext:value-type="float">
            <text:p>0,9957333333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4783" calcext:value-type="float">
            <text:p>14783</text:p>
          </table:table-cell>
          <table:table-cell table:number-columns-repeated="2" office:value-type="float" office:value="64241" calcext:value-type="float">
            <text:p>64241</text:p>
          </table:table-cell>
          <table:table-cell office:value-type="float" office:value="9.6640704" calcext:value-type="float">
            <text:p>9,6640704</text:p>
          </table:table-cell>
          <table:table-cell table:formula="of:=[.E11]/[.D1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479045" calcext:value-type="float">
            <text:p>479045</text:p>
          </table:table-cell>
          <table:table-cell table:number-columns-repeated="2" office:value-type="float" office:value="693645" calcext:value-type="float">
            <text:p>693645</text:p>
          </table:table-cell>
          <table:table-cell office:value-type="float" office:value="11.210666741" calcext:value-type="float">
            <text:p>11,210666741</text:p>
          </table:table-cell>
          <table:table-cell table:formula="of:=[.E12]/[.D12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0" calcext:value-type="float">
            <text:p>2000</text:p>
          </table:table-cell>
          <table:table-cell office:value-type="float" office:value="9680" calcext:value-type="float">
            <text:p>9680</text:p>
          </table:table-cell>
          <table:table-cell table:number-columns-repeated="2" office:value-type="float" office:value="54945" calcext:value-type="float">
            <text:p>54945</text:p>
          </table:table-cell>
          <table:table-cell office:value-type="float" office:value="16.371886711" calcext:value-type="float">
            <text:p>16,371886711</text:p>
          </table:table-cell>
          <table:table-cell table:formula="of:=[.E13]/[.D13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office:value-type="float" office:value="101020" calcext:value-type="float">
            <text:p>101020</text:p>
          </table:table-cell>
          <table:table-cell office:value-type="float" office:value="236420" calcext:value-type="float">
            <text:p>236420</text:p>
          </table:table-cell>
          <table:table-cell office:value-type="float" office:value="236220" calcext:value-type="float">
            <text:p>236220</text:p>
          </table:table-cell>
          <table:table-cell office:value-type="float" office:value="300.002439467" calcext:value-type="float">
            <text:p>300,002439467</text:p>
          </table:table-cell>
          <table:table-cell table:formula="of:=[.E14]/[.D14]" office:value-type="float" office:value="0.99915404788089" calcext:value-type="float">
            <text:p>0,9991540479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0" calcext:value-type="float">
            <text:p>2000</text:p>
          </table:table-cell>
          <table:table-cell office:value-type="float" office:value="986566" calcext:value-type="float">
            <text:p>986566</text:p>
          </table:table-cell>
          <table:table-cell table:number-columns-repeated="2" office:value-type="float" office:value="1419266" calcext:value-type="float">
            <text:p>1419266</text:p>
          </table:table-cell>
          <table:table-cell office:value-type="float" office:value="42.152521814" calcext:value-type="float">
            <text:p>42,152521814</text:p>
          </table:table-cell>
          <table:table-cell table:formula="of:=[.E15]/[.D1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RASP – Sacar uno poner dos – 3 iteraciones, 2 sin mejorar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94" calcext:value-type="float">
            <text:p>994</text:p>
          </table:table-cell>
          <table:table-cell office:value-type="float" office:value="1794" calcext:value-type="float">
            <text:p>1794</text:p>
          </table:table-cell>
          <table:table-cell office:value-type="float" office:value="1472" calcext:value-type="float">
            <text:p>1472</text:p>
          </table:table-cell>
          <table:table-cell office:value-type="float" office:value="0.005747372" calcext:value-type="float">
            <text:p>0,005747372</text:p>
          </table:table-cell>
          <table:table-cell table:formula="of:=[.E19]/[.D19]" office:value-type="float" office:value="0.82051282051282" calcext:value-type="float">
            <text:p>0,820512820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AVERAGE([.F19:.F21])" office:value-type="float" office:value="0.00509734133333333" calcext:value-type="float">
            <text:p>0,005097341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[.G19:.G21])" office:value-type="float" office:value="0.82757443837524" calcext:value-type="float">
            <text:p>0,82757443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94" calcext:value-type="float">
            <text:p>994</text:p>
          </table:table-cell>
          <table:table-cell office:value-type="float" office:value="2291" calcext:value-type="float">
            <text:p>2291</text:p>
          </table:table-cell>
          <table:table-cell office:value-type="float" office:value="1880" calcext:value-type="float">
            <text:p>1880</text:p>
          </table:table-cell>
          <table:table-cell office:value-type="float" office:value="0.004780936" calcext:value-type="float">
            <text:p>0,004780936</text:p>
          </table:table-cell>
          <table:table-cell table:formula="of:=[.E20]/[.D20]" office:value-type="float" office:value="0.820602357049324" calcext:value-type="float">
            <text:p>0,82060235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AVERAGE([.F22:.F24])" office:value-type="float" office:value="5.25524810433333" calcext:value-type="float">
            <text:p>5,255248104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G22:.G24])" office:value-type="float" office:value="0.990659482348613" calcext:value-type="float">
            <text:p>0,99065948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45" calcext:value-type="float">
            <text:p>1845</text:p>
          </table:table-cell>
          <table:table-cell office:value-type="float" office:value="4129" calcext:value-type="float">
            <text:p>4129</text:p>
          </table:table-cell>
          <table:table-cell office:value-type="float" office:value="3475" calcext:value-type="float">
            <text:p>3475</text:p>
          </table:table-cell>
          <table:table-cell office:value-type="float" office:value="0.004763716" calcext:value-type="float">
            <text:p>0,004763716</text:p>
          </table:table-cell>
          <table:table-cell table:formula="of:=[.E21]/[.D21]" office:value-type="float" office:value="0.841608137563575" calcext:value-type="float">
            <text:p>0,8416081376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.F25:.F27])" office:value-type="float" office:value="128.372538137667" calcext:value-type="float">
            <text:p>128,37253813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G25:.G27])" office:value-type="float" office:value="0.665155488278106" calcext:value-type="float">
            <text:p>0,66515548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997" calcext:value-type="float">
            <text:p>997</text:p>
          </table:table-cell>
          <table:table-cell office:value-type="float" office:value="5370" calcext:value-type="float">
            <text:p>5370</text:p>
          </table:table-cell>
          <table:table-cell office:value-type="float" office:value="5345" calcext:value-type="float">
            <text:p>5345</text:p>
          </table:table-cell>
          <table:table-cell office:value-type="float" office:value="5.324567988" calcext:value-type="float">
            <text:p>5,324567988</text:p>
          </table:table-cell>
          <table:table-cell table:formula="of:=[.E22]/[.D22]" office:value-type="float" office:value="0.995344506517691" calcext:value-type="float">
            <text:p>0,995344506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AVERAGE([.F28:.F30])" office:value-type="float" office:value="201.449232501333" calcext:value-type="float">
            <text:p>201,4492325013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G28:.G30])" office:value-type="float" office:value="0.333109038991516" calcext:value-type="float">
            <text:p>0,3331090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998" calcext:value-type="float">
            <text:p>1998</text:p>
          </table:table-cell>
          <table:table-cell office:value-type="float" office:value="7963" calcext:value-type="float">
            <text:p>7963</text:p>
          </table:table-cell>
          <table:table-cell office:value-type="float" office:value="7912" calcext:value-type="float">
            <text:p>7912</text:p>
          </table:table-cell>
          <table:table-cell office:value-type="float" office:value="6.268592504" calcext:value-type="float">
            <text:p>6,268592504</text:p>
          </table:table-cell>
          <table:table-cell table:formula="of:=[.E23]/[.D23]" office:value-type="float" office:value="0.993595378626146" calcext:value-type="float">
            <text:p>0,993595378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1998" calcext:value-type="float">
            <text:p>1998</text:p>
          </table:table-cell>
          <table:table-cell office:value-type="float" office:value="6898" calcext:value-type="float">
            <text:p>6898</text:p>
          </table:table-cell>
          <table:table-cell office:value-type="float" office:value="6781" calcext:value-type="float">
            <text:p>6781</text:p>
          </table:table-cell>
          <table:table-cell office:value-type="float" office:value="4.172583821" calcext:value-type="float">
            <text:p>4,172583821</text:p>
          </table:table-cell>
          <table:table-cell table:formula="of:=[.E24]/[.D24]" office:value-type="float" office:value="0.983038561902001" calcext:value-type="float">
            <text:p>0,9830385619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7187" calcext:value-type="float">
            <text:p>7187</text:p>
          </table:table-cell>
          <table:table-cell office:value-type="float" office:value="7500" calcext:value-type="float">
            <text:p>7500</text:p>
          </table:table-cell>
          <table:table-cell office:value-type="float" office:value="7476" calcext:value-type="float">
            <text:p>7476</text:p>
          </table:table-cell>
          <table:table-cell office:value-type="float" office:value="83.042659867" calcext:value-type="float">
            <text:p>83,042659867</text:p>
          </table:table-cell>
          <table:table-cell table:formula="of:=[.E25]/[.D25]" office:value-type="float" office:value="0.9968" calcext:value-type="float">
            <text:p>0,996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4783" calcext:value-type="float">
            <text:p>14783</text:p>
          </table:table-cell>
          <table:table-cell office:value-type="float" office:value="64241" calcext:value-type="float">
            <text:p>64241</text:p>
          </table:table-cell>
          <table:table-cell office:value-type="float" office:value="0" calcext:value-type="float">
            <text:p>0</text:p>
          </table:table-cell>
          <table:table-cell office:value-type="float" office:value="300.000624312" calcext:value-type="float">
            <text:p>300,000624312</text:p>
          </table:table-cell>
          <table:table-cell table:formula="of:=[.E26]/[.D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479045" calcext:value-type="float">
            <text:p>479045</text:p>
          </table:table-cell>
          <table:table-cell office:value-type="float" office:value="693645" calcext:value-type="float">
            <text:p>693645</text:p>
          </table:table-cell>
          <table:table-cell office:value-type="float" office:value="692720" calcext:value-type="float">
            <text:p>692720</text:p>
          </table:table-cell>
          <table:table-cell office:value-type="float" office:value="2.074330234" calcext:value-type="float">
            <text:p>2,074330234</text:p>
          </table:table-cell>
          <table:table-cell table:formula="of:=[.E27]/[.D27]" office:value-type="float" office:value="0.998666464834317" calcext:value-type="float">
            <text:p>0,9986664648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0" calcext:value-type="float">
            <text:p>2000</text:p>
          </table:table-cell>
          <table:table-cell office:value-type="float" office:value="9680" calcext:value-type="float">
            <text:p>9680</text:p>
          </table:table-cell>
          <table:table-cell office:value-type="float" office:value="54945" calcext:value-type="float">
            <text:p>54945</text:p>
          </table:table-cell>
          <table:table-cell office:value-type="float" office:value="0" calcext:value-type="float">
            <text:p>0</text:p>
          </table:table-cell>
          <table:table-cell office:value-type="float" office:value="300.001076315" calcext:value-type="float">
            <text:p>300,001076315</text:p>
          </table:table-cell>
          <table:table-cell table:formula="of:=[.E28]/[.D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office:value-type="float" office:value="101020" calcext:value-type="float">
            <text:p>101020</text:p>
          </table:table-cell>
          <table:table-cell office:value-type="float" office:value="236420" calcext:value-type="float">
            <text:p>236420</text:p>
          </table:table-cell>
          <table:table-cell office:value-type="float" office:value="0" calcext:value-type="float">
            <text:p>0</text:p>
          </table:table-cell>
          <table:table-cell office:value-type="float" office:value="300.026505514" calcext:value-type="float">
            <text:p>300,026505514</text:p>
          </table:table-cell>
          <table:table-cell table:formula="of:=[.E29]/[.D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0" calcext:value-type="float">
            <text:p>2000</text:p>
          </table:table-cell>
          <table:table-cell office:value-type="float" office:value="986566" calcext:value-type="float">
            <text:p>986566</text:p>
          </table:table-cell>
          <table:table-cell office:value-type="float" office:value="1419266" calcext:value-type="float">
            <text:p>1419266</text:p>
          </table:table-cell>
          <table:table-cell office:value-type="float" office:value="1418311" calcext:value-type="float">
            <text:p>1418311</text:p>
          </table:table-cell>
          <table:table-cell office:value-type="float" office:value="4.320115675" calcext:value-type="float">
            <text:p>4,320115675</text:p>
          </table:table-cell>
          <table:table-cell table:formula="of:=[.E30]/[.D30]" office:value-type="float" office:value="0.999327116974549" calcext:value-type="float">
            <text:p>0,999327117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ranch And Bound – mejor tasa primero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94" calcext:value-type="float">
            <text:p>994</text:p>
          </table:table-cell>
          <table:table-cell table:number-columns-repeated="2" office:value-type="float" office:value="1794" calcext:value-type="float">
            <text:p>1794</text:p>
          </table:table-cell>
          <table:table-cell office:value-type="float" office:value="0.011674558" calcext:value-type="float">
            <text:p>0,011674558</text:p>
          </table:table-cell>
          <table:table-cell table:formula="of:=[.E34]/[.D34]"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AVERAGE([.F34:.F36])" office:value-type="float" office:value="0.00614156933333333" calcext:value-type="float">
            <text:p>0,006141569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[.G34:.G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94" calcext:value-type="float">
            <text:p>994</text:p>
          </table:table-cell>
          <table:table-cell table:number-columns-repeated="2" office:value-type="float" office:value="2291" calcext:value-type="float">
            <text:p>2291</text:p>
          </table:table-cell>
          <table:table-cell office:value-type="float" office:value="0.004077652" calcext:value-type="float">
            <text:p>0,004077652</text:p>
          </table:table-cell>
          <table:table-cell table:formula="of:=[.E35]/[.D35]" office:value-type="float" office:value="1" calcext:value-type="float">
            <text:p>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AVERAGE([.F37:.F39])" office:value-type="float" office:value="7.626712108" calcext:value-type="float">
            <text:p>7,626712108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G37:.G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45" calcext:value-type="float">
            <text:p>1845</text:p>
          </table:table-cell>
          <table:table-cell table:number-columns-repeated="2" office:value-type="float" office:value="4129" calcext:value-type="float">
            <text:p>4129</text:p>
          </table:table-cell>
          <table:table-cell office:value-type="float" office:value="0.002672498" calcext:value-type="float">
            <text:p>0,002672498</text:p>
          </table:table-cell>
          <table:table-cell table:formula="of:=[.E36]/[.D36]" office:value-type="float" office:value="1" calcext:value-type="float">
            <text:p>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.F40:.F42])" office:value-type="float" office:value="300.0391031" calcext:value-type="float">
            <text:p>300,0391031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G40:.G42])" office:value-type="float" office:value="0.998577777777778" calcext:value-type="float">
            <text:p>0,99857777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997" calcext:value-type="float">
            <text:p>997</text:p>
          </table:table-cell>
          <table:table-cell table:number-columns-repeated="2" office:value-type="float" office:value="5370" calcext:value-type="float">
            <text:p>5370</text:p>
          </table:table-cell>
          <table:table-cell office:value-type="float" office:value="0.251648123" calcext:value-type="float">
            <text:p>0,251648123</text:p>
          </table:table-cell>
          <table:table-cell table:formula="of:=[.E37]/[.D37]" office:value-type="float" office:value="1" calcext:value-type="float">
            <text:p>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AVERAGE([.F43:.F45])" office:value-type="float" office:value="300.038059276667" calcext:value-type="float">
            <text:p>300,0380592767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G43:.G45])" office:value-type="float" office:value="0.999859007980148" calcext:value-type="float">
            <text:p>0,9998590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7963" calcext:value-type="float">
            <text:p>7963</text:p>
          </table:table-cell>
          <table:table-cell office:value-type="float" office:value="15.038382275" calcext:value-type="float">
            <text:p>15,038382275</text:p>
          </table:table-cell>
          <table:table-cell table:formula="of:=[.E38]/[.D38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6898" calcext:value-type="float">
            <text:p>6898</text:p>
          </table:table-cell>
          <table:table-cell office:value-type="float" office:value="7.590105926" calcext:value-type="float">
            <text:p>7,590105926</text:p>
          </table:table-cell>
          <table:table-cell table:formula="of:=[.E39]/[.D3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7187" calcext:value-type="float">
            <text:p>7187</text:p>
          </table:table-cell>
          <table:table-cell office:value-type="float" office:value="7500" calcext:value-type="float">
            <text:p>7500</text:p>
          </table:table-cell>
          <table:table-cell office:value-type="float" office:value="7468" calcext:value-type="float">
            <text:p>7468</text:p>
          </table:table-cell>
          <table:table-cell office:value-type="float" office:value="300.06150125" calcext:value-type="float">
            <text:p>300,06150125</text:p>
          </table:table-cell>
          <table:table-cell table:formula="of:=[.E40]/[.D40]" office:value-type="float" office:value="0.995733333333333" calcext:value-type="float">
            <text:p>0,9957333333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4783" calcext:value-type="float">
            <text:p>14783</text:p>
          </table:table-cell>
          <table:table-cell table:number-columns-repeated="2" office:value-type="float" office:value="64241" calcext:value-type="float">
            <text:p>64241</text:p>
          </table:table-cell>
          <table:table-cell office:value-type="float" office:value="300.046656541" calcext:value-type="float">
            <text:p>300,046656541</text:p>
          </table:table-cell>
          <table:table-cell table:formula="of:=[.E41]/[.D4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479045" calcext:value-type="float">
            <text:p>479045</text:p>
          </table:table-cell>
          <table:table-cell table:number-columns-repeated="2" office:value-type="float" office:value="693645" calcext:value-type="float">
            <text:p>693645</text:p>
          </table:table-cell>
          <table:table-cell office:value-type="float" office:value="300.009151509" calcext:value-type="float">
            <text:p>300,009151509</text:p>
          </table:table-cell>
          <table:table-cell table:formula="of:=[.E42]/[.D42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0" calcext:value-type="float">
            <text:p>2000</text:p>
          </table:table-cell>
          <table:table-cell office:value-type="float" office:value="9680" calcext:value-type="float">
            <text:p>9680</text:p>
          </table:table-cell>
          <table:table-cell table:number-columns-repeated="2" office:value-type="float" office:value="54945" calcext:value-type="float">
            <text:p>54945</text:p>
          </table:table-cell>
          <table:table-cell office:value-type="float" office:value="300.004530531" calcext:value-type="float">
            <text:p>300,004530531</text:p>
          </table:table-cell>
          <table:table-cell table:formula="of:=[.E43]/[.D43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office:value-type="float" office:value="101020" calcext:value-type="float">
            <text:p>101020</text:p>
          </table:table-cell>
          <table:table-cell office:value-type="float" office:value="236420" calcext:value-type="float">
            <text:p>236420</text:p>
          </table:table-cell>
          <table:table-cell office:value-type="float" office:value="236320" calcext:value-type="float">
            <text:p>236320</text:p>
          </table:table-cell>
          <table:table-cell office:value-type="float" office:value="300.004813484" calcext:value-type="float">
            <text:p>300,004813484</text:p>
          </table:table-cell>
          <table:table-cell table:formula="of:=[.E44]/[.D44]" office:value-type="float" office:value="0.999577023940445" calcext:value-type="float">
            <text:p>0,9995770239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0" calcext:value-type="float">
            <text:p>2000</text:p>
          </table:table-cell>
          <table:table-cell office:value-type="float" office:value="986566" calcext:value-type="float">
            <text:p>986566</text:p>
          </table:table-cell>
          <table:table-cell table:number-columns-repeated="2" office:value-type="float" office:value="1419266" calcext:value-type="float">
            <text:p>1419266</text:p>
          </table:table-cell>
          <table:table-cell office:value-type="float" office:value="300.104833815" calcext:value-type="float">
            <text:p>300,104833815</text:p>
          </table:table-cell>
          <table:table-cell table:formula="of:=[.E45]/[.D4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ranch And Bound – peor tasa primero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94" calcext:value-type="float">
            <text:p>994</text:p>
          </table:table-cell>
          <table:table-cell table:number-columns-repeated="2" office:value-type="float" office:value="1794" calcext:value-type="float">
            <text:p>1794</text:p>
          </table:table-cell>
          <table:table-cell office:value-type="float" office:value="0.00348598" calcext:value-type="float">
            <text:p>0,00348598</text:p>
          </table:table-cell>
          <table:table-cell table:formula="of:=[.E49]/[.D49]"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AVERAGE([.F49:.F51])" office:value-type="float" office:value="0.00602259366666667" calcext:value-type="float">
            <text:p>0,006022593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[.G49:.G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94" calcext:value-type="float">
            <text:p>994</text:p>
          </table:table-cell>
          <table:table-cell table:number-columns-repeated="2" office:value-type="float" office:value="2291" calcext:value-type="float">
            <text:p>2291</text:p>
          </table:table-cell>
          <table:table-cell office:value-type="float" office:value="0.002787987" calcext:value-type="float">
            <text:p>0,002787987</text:p>
          </table:table-cell>
          <table:table-cell table:formula="of:=[.E50]/[.D50]" office:value-type="float" office:value="1" calcext:value-type="float">
            <text:p>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AVERAGE([.F52:.F54])" office:value-type="float" office:value="1.21250790333333" calcext:value-type="float">
            <text:p>1,212507903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G52:.G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45" calcext:value-type="float">
            <text:p>1845</text:p>
          </table:table-cell>
          <table:table-cell table:number-columns-repeated="2" office:value-type="float" office:value="4129" calcext:value-type="float">
            <text:p>4129</text:p>
          </table:table-cell>
          <table:table-cell office:value-type="float" office:value="0.011793814" calcext:value-type="float">
            <text:p>0,011793814</text:p>
          </table:table-cell>
          <table:table-cell table:formula="of:=[.E51]/[.D51]" office:value-type="float" office:value="1" calcext:value-type="float">
            <text:p>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.F55:.F57])" office:value-type="float" office:value="300.002073639333" calcext:value-type="float">
            <text:p>300,0020736393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G55:.G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997" calcext:value-type="float">
            <text:p>997</text:p>
          </table:table-cell>
          <table:table-cell table:number-columns-repeated="2" office:value-type="float" office:value="5370" calcext:value-type="float">
            <text:p>5370</text:p>
          </table:table-cell>
          <table:table-cell office:value-type="float" office:value="0.078147892" calcext:value-type="float">
            <text:p>0,078147892</text:p>
          </table:table-cell>
          <table:table-cell table:formula="of:=[.E52]/[.D52]" office:value-type="float" office:value="1" calcext:value-type="float">
            <text:p>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AVERAGE([.F58:.F60])" office:value-type="float" office:value="300.024466182333" calcext:value-type="float">
            <text:p>300,0244661823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G58:.G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7963" calcext:value-type="float">
            <text:p>7963</text:p>
          </table:table-cell>
          <table:table-cell office:value-type="float" office:value="3.24508147" calcext:value-type="float">
            <text:p>3,24508147</text:p>
          </table:table-cell>
          <table:table-cell table:formula="of:=[.E53]/[.D53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6898" calcext:value-type="float">
            <text:p>6898</text:p>
          </table:table-cell>
          <table:table-cell office:value-type="float" office:value="0.314294348" calcext:value-type="float">
            <text:p>0,314294348</text:p>
          </table:table-cell>
          <table:table-cell table:formula="of:=[.E54]/[.D5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7187" calcext:value-type="float">
            <text:p>7187</text:p>
          </table:table-cell>
          <table:table-cell table:number-columns-repeated="2" office:value-type="float" office:value="7500" calcext:value-type="float">
            <text:p>7500</text:p>
          </table:table-cell>
          <table:table-cell office:value-type="float" office:value="300.001511781" calcext:value-type="float">
            <text:p>300,001511781</text:p>
          </table:table-cell>
          <table:table-cell table:formula="of:=[.E55]/[.D5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4783" calcext:value-type="float">
            <text:p>14783</text:p>
          </table:table-cell>
          <table:table-cell table:number-columns-repeated="2" office:value-type="float" office:value="64241" calcext:value-type="float">
            <text:p>64241</text:p>
          </table:table-cell>
          <table:table-cell office:value-type="float" office:value="300.002222341" calcext:value-type="float">
            <text:p>300,002222341</text:p>
          </table:table-cell>
          <table:table-cell table:formula="of:=[.E56]/[.D5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479045" calcext:value-type="float">
            <text:p>479045</text:p>
          </table:table-cell>
          <table:table-cell table:number-columns-repeated="2" office:value-type="float" office:value="693645" calcext:value-type="float">
            <text:p>693645</text:p>
          </table:table-cell>
          <table:table-cell office:value-type="float" office:value="300.002486796" calcext:value-type="float">
            <text:p>300,002486796</text:p>
          </table:table-cell>
          <table:table-cell table:formula="of:=[.E57]/[.D5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0" calcext:value-type="float">
            <text:p>2000</text:p>
          </table:table-cell>
          <table:table-cell office:value-type="float" office:value="9680" calcext:value-type="float">
            <text:p>9680</text:p>
          </table:table-cell>
          <table:table-cell table:number-columns-repeated="2" office:value-type="float" office:value="54945" calcext:value-type="float">
            <text:p>54945</text:p>
          </table:table-cell>
          <table:table-cell office:value-type="float" office:value="300.018905858" calcext:value-type="float">
            <text:p>300,018905858</text:p>
          </table:table-cell>
          <table:table-cell table:formula="of:=[.E58]/[.D58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office:value-type="float" office:value="101020" calcext:value-type="float">
            <text:p>101020</text:p>
          </table:table-cell>
          <table:table-cell table:number-columns-repeated="2" office:value-type="float" office:value="236420" calcext:value-type="float">
            <text:p>236420</text:p>
          </table:table-cell>
          <table:table-cell office:value-type="float" office:value="300.005435768" calcext:value-type="float">
            <text:p>300,005435768</text:p>
          </table:table-cell>
          <table:table-cell table:formula="of:=[.E59]/[.D5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0" calcext:value-type="float">
            <text:p>2000</text:p>
          </table:table-cell>
          <table:table-cell office:value-type="float" office:value="986566" calcext:value-type="float">
            <text:p>986566</text:p>
          </table:table-cell>
          <table:table-cell table:number-columns-repeated="2" office:value-type="float" office:value="1419266" calcext:value-type="float">
            <text:p>1419266</text:p>
          </table:table-cell>
          <table:table-cell office:value-type="float" office:value="300.049056921" calcext:value-type="float">
            <text:p>300,049056921</text:p>
          </table:table-cell>
          <table:table-cell table:formula="of:=[.E60]/[.D60]"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Backtracking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94" calcext:value-type="float">
            <text:p>994</text:p>
          </table:table-cell>
          <table:table-cell table:number-columns-repeated="2" office:value-type="float" office:value="1794" calcext:value-type="float">
            <text:p>1794</text:p>
          </table:table-cell>
          <table:table-cell office:value-type="float" office:value="0.000692568" calcext:value-type="float">
            <text:p>0,000692568</text:p>
          </table:table-cell>
          <table:table-cell table:formula="of:=[.E64]/[.D64]"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AVERAGE([.F64:.F66])" office:value-type="float" office:value="0.00186416633333333" calcext:value-type="float">
            <text:p>0,001864166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[.G64:.G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94" calcext:value-type="float">
            <text:p>994</text:p>
          </table:table-cell>
          <table:table-cell table:number-columns-repeated="2" office:value-type="float" office:value="2291" calcext:value-type="float">
            <text:p>2291</text:p>
          </table:table-cell>
          <table:table-cell office:value-type="float" office:value="0.000650836" calcext:value-type="float">
            <text:p>0,000650836</text:p>
          </table:table-cell>
          <table:table-cell table:formula="of:=[.E65]/[.D65]" office:value-type="float" office:value="1" calcext:value-type="float">
            <text:p>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AVERAGE([.F67:.F69])" office:value-type="float" office:value="120.099507981333" calcext:value-type="float">
            <text:p>120,099507981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G67:.G69])" office:value-type="float" office:value="0.802998283811679" calcext:value-type="float">
            <text:p>0,80299828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45" calcext:value-type="float">
            <text:p>1845</text:p>
          </table:table-cell>
          <table:table-cell table:number-columns-repeated="2" office:value-type="float" office:value="4129" calcext:value-type="float">
            <text:p>4129</text:p>
          </table:table-cell>
          <table:table-cell office:value-type="float" office:value="0.004249095" calcext:value-type="float">
            <text:p>0,004249095</text:p>
          </table:table-cell>
          <table:table-cell table:formula="of:=[.E66]/[.D66]" office:value-type="float" office:value="1" calcext:value-type="float">
            <text:p>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.F70:.F72])" office:value-type="float" office:value="120.106797574667" calcext:value-type="float">
            <text:p>120,106797574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G70:.G72])" office:value-type="float" office:value="0.44666544912512" calcext:value-type="float">
            <text:p>0,44666544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997" calcext:value-type="float">
            <text:p>997</text:p>
          </table:table-cell>
          <table:table-cell office:value-type="float" office:value="5370" calcext:value-type="float">
            <text:p>5370</text:p>
          </table:table-cell>
          <table:table-cell office:value-type="float" office:value="4540" calcext:value-type="float">
            <text:p>4540</text:p>
          </table:table-cell>
          <table:table-cell office:value-type="float" office:value="120.096792668" calcext:value-type="float">
            <text:p>120,096792668</text:p>
          </table:table-cell>
          <table:table-cell table:formula="of:=[.E67]/[.D67]" office:value-type="float" office:value="0.845437616387337" calcext:value-type="float">
            <text:p>0,845437616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AVERAGE([.F73:.F75])" office:value-type="float" office:value="120.093904733333" calcext:value-type="float">
            <text:p>120,0939047333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G73:.G75])" office:value-type="float" office:value="0.134247278256083" calcext:value-type="float">
            <text:p>0,13424727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998" calcext:value-type="float">
            <text:p>1998</text:p>
          </table:table-cell>
          <table:table-cell office:value-type="float" office:value="7963" calcext:value-type="float">
            <text:p>7963</text:p>
          </table:table-cell>
          <table:table-cell office:value-type="float" office:value="6457" calcext:value-type="float">
            <text:p>6457</text:p>
          </table:table-cell>
          <table:table-cell office:value-type="float" office:value="120.103104471" calcext:value-type="float">
            <text:p>120,103104471</text:p>
          </table:table-cell>
          <table:table-cell table:formula="of:=[.E68]/[.D68]" office:value-type="float" office:value="0.810875298254427" calcext:value-type="float">
            <text:p>0,8108752983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1998" calcext:value-type="float">
            <text:p>1998</text:p>
          </table:table-cell>
          <table:table-cell office:value-type="float" office:value="6898" calcext:value-type="float">
            <text:p>6898</text:p>
          </table:table-cell>
          <table:table-cell office:value-type="float" office:value="5192" calcext:value-type="float">
            <text:p>5192</text:p>
          </table:table-cell>
          <table:table-cell office:value-type="float" office:value="120.098626805" calcext:value-type="float">
            <text:p>120,098626805</text:p>
          </table:table-cell>
          <table:table-cell table:formula="of:=[.E69]/[.D69]" office:value-type="float" office:value="0.752681936793273" calcext:value-type="float">
            <text:p>0,752681936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7187" calcext:value-type="float">
            <text:p>7187</text:p>
          </table:table-cell>
          <table:table-cell office:value-type="float" office:value="7500" calcext:value-type="float">
            <text:p>7500</text:p>
          </table:table-cell>
          <table:table-cell office:value-type="float" office:value="7458" calcext:value-type="float">
            <text:p>7458</text:p>
          </table:table-cell>
          <table:table-cell office:value-type="float" office:value="120.121255382" calcext:value-type="float">
            <text:p>120,121255382</text:p>
          </table:table-cell>
          <table:table-cell table:formula="of:=[.E70]/[.D70]" office:value-type="float" office:value="0.9944" calcext:value-type="float">
            <text:p>0,994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4783" calcext:value-type="float">
            <text:p>14783</text:p>
          </table:table-cell>
          <table:table-cell office:value-type="float" office:value="64241" calcext:value-type="float">
            <text:p>64241</text:p>
          </table:table-cell>
          <table:table-cell office:value-type="float" office:value="20364" calcext:value-type="float">
            <text:p>20364</text:p>
          </table:table-cell>
          <table:table-cell office:value-type="float" office:value="120.095282229" calcext:value-type="float">
            <text:p>120,095282229</text:p>
          </table:table-cell>
          <table:table-cell table:formula="of:=[.E71]/[.D71]" office:value-type="float" office:value="0.316993820146013" calcext:value-type="float">
            <text:p>0,316993820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479045" calcext:value-type="float">
            <text:p>479045</text:p>
          </table:table-cell>
          <table:table-cell office:value-type="float" office:value="693645" calcext:value-type="float">
            <text:p>693645</text:p>
          </table:table-cell>
          <table:table-cell office:value-type="float" office:value="19840" calcext:value-type="float">
            <text:p>19840</text:p>
          </table:table-cell>
          <table:table-cell office:value-type="float" office:value="120.103855113" calcext:value-type="float">
            <text:p>120,103855113</text:p>
          </table:table-cell>
          <table:table-cell table:formula="of:=[.E72]/[.D72]" office:value-type="float" office:value="0.0286025272293464" calcext:value-type="float">
            <text:p>0,0286025272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0" calcext:value-type="float">
            <text:p>2000</text:p>
          </table:table-cell>
          <table:table-cell office:value-type="float" office:value="9680" calcext:value-type="float">
            <text:p>9680</text:p>
          </table:table-cell>
          <table:table-cell office:value-type="float" office:value="54945" calcext:value-type="float">
            <text:p>54945</text:p>
          </table:table-cell>
          <table:table-cell office:value-type="float" office:value="16971" calcext:value-type="float">
            <text:p>16971</text:p>
          </table:table-cell>
          <table:table-cell office:value-type="float" office:value="120.103601597" calcext:value-type="float">
            <text:p>120,103601597</text:p>
          </table:table-cell>
          <table:table-cell table:formula="of:=[.E73]/[.D73]" office:value-type="float" office:value="0.308872508872509" calcext:value-type="float">
            <text:p>0,3088725089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office:value-type="float" office:value="101020" calcext:value-type="float">
            <text:p>101020</text:p>
          </table:table-cell>
          <table:table-cell office:value-type="float" office:value="236420" calcext:value-type="float">
            <text:p>236420</text:p>
          </table:table-cell>
          <table:table-cell office:value-type="float" office:value="19187" calcext:value-type="float">
            <text:p>19187</text:p>
          </table:table-cell>
          <table:table-cell office:value-type="float" office:value="120.077057121" calcext:value-type="float">
            <text:p>120,077057121</text:p>
          </table:table-cell>
          <table:table-cell table:formula="of:=[.E74]/[.D74]" office:value-type="float" office:value="0.0811564165468235" calcext:value-type="float">
            <text:p>0,0811564165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0" calcext:value-type="float">
            <text:p>2000</text:p>
          </table:table-cell>
          <table:table-cell office:value-type="float" office:value="986566" calcext:value-type="float">
            <text:p>986566</text:p>
          </table:table-cell>
          <table:table-cell office:value-type="float" office:value="1419266" calcext:value-type="float">
            <text:p>14192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0.101055482" calcext:value-type="float">
            <text:p>120,101055482</text:p>
          </table:table-cell>
          <table:table-cell table:formula="of:=[.E75]/[.D75]" office:value-type="float" office:value="0.012712909348917" calcext:value-type="float">
            <text:p>0,012712909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 style:data-style-name="N2" text:time-value="03:14:43.096514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rico Aloi</meta:initial-creator>
    <meta:creation-date>2016-07-15T23:57:33.090012228</meta:creation-date>
    <dc:date>2016-07-16T03:22:53.294577343</dc:date>
    <dc:creator>Federico Aloi</dc:creator>
    <meta:editing-duration>PT54M2S</meta:editing-duration>
    <meta:editing-cycles>3</meta:editing-cycles>
    <meta:generator>LibreOffice/4.2.8.2$Linux_X86_64 LibreOffice_project/420m0$Build-2</meta:generator>
    <meta:document-statistic meta:table-count="1" meta:cell-count="514" meta:object-count="0"/>
  </office:meta>
</office:document-meta>
</file>